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3">
      <style:text-properties officeooo:rsid="0011f5d6" officeooo:paragraph-rsid="0011f5d6"/>
    </style:style>
    <style:style style:name="P2" style:family="paragraph" style:parent-style-name="Heading_20_3">
      <style:text-properties officeooo:rsid="0012b343" officeooo:paragraph-rsid="0012b343"/>
    </style:style>
    <style:style style:name="P3" style:family="paragraph" style:parent-style-name="Heading_20_2">
      <style:text-properties officeooo:rsid="0010e604" officeooo:paragraph-rsid="0010e604"/>
    </style:style>
    <style:style style:name="P4" style:family="paragraph" style:parent-style-name="Heading_20_2">
      <style:text-properties officeooo:rsid="0011f5d6" officeooo:paragraph-rsid="0011f5d6"/>
    </style:style>
    <style:style style:name="P5" style:family="paragraph" style:parent-style-name="Heading_20_2">
      <style:text-properties officeooo:rsid="0012b343" officeooo:paragraph-rsid="0012b343"/>
    </style:style>
    <style:style style:name="P6" style:family="paragraph" style:parent-style-name="Heading_20_2">
      <style:text-properties officeooo:rsid="0014c59b" officeooo:paragraph-rsid="0014c59b"/>
    </style:style>
    <style:style style:name="P7" style:family="paragraph" style:parent-style-name="Text_20_body">
      <style:text-properties officeooo:rsid="0010e604" officeooo:paragraph-rsid="0010e604"/>
    </style:style>
    <style:style style:name="P8" style:family="paragraph" style:parent-style-name="Text_20_body">
      <style:text-properties officeooo:rsid="0011f5d6" officeooo:paragraph-rsid="0011f5d6"/>
    </style:style>
    <style:style style:name="P9" style:family="paragraph" style:parent-style-name="Text_20_body">
      <style:text-properties officeooo:rsid="0012b343" officeooo:paragraph-rsid="0012b343"/>
    </style:style>
    <style:style style:name="P10" style:family="paragraph" style:parent-style-name="Text_20_body">
      <style:text-properties officeooo:rsid="00134ca4" officeooo:paragraph-rsid="00134ca4"/>
    </style:style>
    <style:style style:name="P11" style:family="paragraph" style:parent-style-name="Text_20_body">
      <style:text-properties officeooo:rsid="00148204" officeooo:paragraph-rsid="00148204"/>
    </style:style>
    <style:style style:name="P12" style:family="paragraph" style:parent-style-name="Text_20_body">
      <style:text-properties officeooo:rsid="0014c59b" officeooo:paragraph-rsid="0014c59b"/>
    </style:style>
    <style:style style:name="P13" style:family="paragraph" style:parent-style-name="Text_20_body">
      <style:text-properties officeooo:rsid="001645c1" officeooo:paragraph-rsid="001645c1"/>
    </style:style>
    <style:style style:name="T1" style:family="text">
      <style:text-properties officeooo:rsid="0010e604"/>
    </style:style>
    <style:style style:name="T2" style:family="text">
      <style:text-properties officeooo:rsid="0014c59b"/>
    </style:style>
    <style:style style:name="T3" style:family="text">
      <style:text-properties officeooo:rsid="001645c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 Review on Image Feature Extraction and Representation Techniques <text:span text:style-name="T1">résumé</text:span></text:h>
      <text:p text:style-name="P7">Analyse de la fusion des caractéristiques locales et globales dans cet article</text:p>
      <text:h text:style-name="P3" text:outline-level="2">Introduction</text:h>
      <text:p text:style-name="P7">Trois caractéristiques les plus connus/utilisées :</text:p>
      <text:p text:style-name="P7">- Couleur</text:p>
      <text:p text:style-name="P7">- Texture</text:p>
      <text:p text:style-name="P7">- Forme</text:p>
      <text:p text:style-name="P7">La performance des algo de reconnaissance dépend très fort des caractéristiques utilisées et de la manière dont elles sont utilisées. Il y a en général trois manières de représenter les caractéristiques :</text:p>
      <text:p text:style-name="P7">- Global</text:p>
      <text:p text:style-name="P7">- Block-based</text:p>
      <text:p text:style-name="P7">- Region-based</text:p>
      <text:h text:style-name="P4" text:outline-level="2">Extraction des caractéristiques d’images</text:h>
      <text:h text:style-name="P1" text:outline-level="3">Couleur</text:h>
      <text:p text:style-name="P8">Plusieurs manières de représenter la couleur : RGB, LUV, HSV et HMMD</text:p>
      <text:p text:style-name="P8">Plusieurs manières d’extraire les données de couleurs une fois que l’espace de couleurs est défini (toujours en 3D) : histogramme de couleurs, moments de couleurs (CM), « color coherence vector » (CCV), « color correlogram », etc</text:p>
      <text:h text:style-name="P1" text:outline-level="3">Texture</text:h>
      <text:p text:style-name="P8">En général la couleur est une propriété qui s’analyse pixel par pixel alors que les textures s’analysent pas groupe de pixels. Il existe globalement deux méthodes d’extraction de textures ; la spatiale et la spectrale. Pour la spatiale on analyse l’image originale alors que pour la spectrale on va transformer l’image en domaines de fréquences et on va travailler avec cette nouvelle image.</text:p>
      <text:p text:style-name="P9">Gabor filter (spectral) est une technique très fortement utilisée.</text:p>
      <text:h text:style-name="P2" text:outline-level="3">Forme</text:h>
      <text:p text:style-name="P9">Il existe deux méthodes principales à utiliser ensemble :</text:p>
      <text:p text:style-name="P9">- Contour</text:p>
      <text:p text:style-name="P9">- Régionale</text:p>
      <text:p text:style-name="P9">Contour calcule les caractéristiques uniquement sur base des frontières de la forme, alors que la méthode régionale extrait des caractéristiques sur base de la région entière.</text:p>
      <text:p text:style-name="P9"><text:soft-page-break/>Il existe aussi une troisième méthode spatiale, il y a deux cas principaux ici :</text:p>
      <text:p text:style-name="P9">- La position absolue des régions dans l’image</text:p>
      <text:p text:style-name="P9">- La position relative des régions dans l’image</text:p>
      <text:h text:style-name="P5" text:outline-level="2">Représentation des caractéristiques de l’image</text:h>
      <text:p text:style-name="P10">Nous allons aborder ici comment partitionner les images et classifier leurs caractéristiques. Il existe trois manières principales pour représenter les régions :</text:p>
      <text:p text:style-name="P10">- Division de l’image en grille</text:p>
      <text:p text:style-name="P10">- « Unsupervised image segmentation » qui divise l’image en zones qui suivent les mêmes règles (p.e. même couleur, etc.)</text:p>
      <text:p text:style-name="P10">- Détecteur de points d’intérêt</text:p>
      <text:p text:style-name="P11">On peut utiliser les caractéristiques globales et locales ensemble. Un exemple est d’utiliser la caractéristique de couleur sur l’image globale, puis de la diviser en régions et ensuite d’utiliser plusieurs caractéristiques sur chaque région et de combiner les résultats.</text:p>
      <text:p text:style-name="P11">Tsai <text:span text:style-name="T2">et</text:span> Lin <text:span text:style-name="T2">ont comparé plusieurs combinaisons de représentations de caractéristiques et ont tiré la conclusion que la combinaison de global et « block-based » était la plus efficace.</text:span></text:p>
      <text:h text:style-name="P6" text:outline-level="2">Conclusion</text:h>
      <text:p text:style-name="P12">Il reste pas mal de chemins à explorer pour tenter d’avoir de meilleurs résultats. Premièrement on pourrait analyser la relation entre le nombre de caractéristiques utilisées et les performances finales, il semble évident qu’il est impossible que pour un nombre grandissant de caractéristiques les performances ne fassent que grimper.</text:p>
      <text:p text:style-name="P12">Deuxièmement <text:span text:style-name="T3">il serait intéressant d’analyser les performances dépendant des caractéristiques utilisées, pour savoir quelles combinaisons donnent les meilleures performances.</text:span></text:p>
      <text:p text:style-name="P13">Finalement dans le cas du block-based segmentation on pourrait analyser les performances dépendant de la taille des ‘carrés’ utilisés pour la gril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6T20:59:57.767778766</meta:creation-date>
    <dc:date>2019-12-16T22:36:24.690153412</dc:date>
    <meta:editing-duration>PT3M46S</meta:editing-duration>
    <meta:editing-cycles>1</meta:editing-cycles>
    <meta:document-statistic meta:table-count="0" meta:image-count="0" meta:object-count="0" meta:page-count="2" meta:paragraph-count="37" meta:word-count="488" meta:character-count="3225" meta:non-whitespace-character-count="2774"/>
    <meta:generator>LibreOffice/6.0.7.3$Linux_X86_64 LibreOffice_project/00m0$Build-3</meta:generator>
  </office:meta>
</office:document-meta>
</file>